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office:value-type="string" calcext:value-type="string">
            <text:p>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9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2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71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9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178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1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1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1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8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9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--- <text:s/>163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8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71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2 <text:s/>--- <text:s/>--- <text:s/>---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162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1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2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79 <text:s/>---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2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1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178 <text:s/>---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79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2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9 <text:s/>--- <text:s/>--- <text:s/>--- <text:s/>--- <text:s/>--- <text:s/>--- <text:s/>--- <text:s/>--- <text:s/>--- <text:s/>--- <text:s/>--- <text:s/>--- <text:s/>--- <text:s/>--- <text:s/>--- <text:s/>--- <text:s/>175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71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175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179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179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3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1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6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178 <text:s/>--- <text:s/>--- <text:s/>--- <text:s/>--- <text:s/>--- <text:s/>--- <text:s/>--- <text:s/>--- <text:s/>--- <text:s/>--- <text:s/>--- <text:s/>--- <text:s/>--- <text:s/>--- <text:s/>165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9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2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71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175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5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2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1 <text:s/>166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166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79 <text:s/>165 <text:s/>---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171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1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2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71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2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1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178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178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17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17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76 <text:s/>--- <text:s/>--- <text:s/>--- <text:s/>--- <text:s/>--- <text:s/>--- <text:s/>--- <text:s/>--- <text:s/>--- <text:s/>--- <text:s/>--- <text:s/>--- <text:s/>--- <text:s/>167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174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5 <text:s/>166 <text:s/>--- <text:s/>--- <text:s/>--- <text:s/>--- <text:s/>--- <text:s/>--- <text:s/>--- <text:s/>--- <text:s/>--- <text:s/>--- <text:s/>--- <text:s/>--- <text:s/>--- <text:s/>--- <text:s/>179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--- <text:s/>163 <text:s/>175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0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--- <text:s/>--- <text:s/>--- <text:s/>--- <text:s/>--- <text:s/>--- <text:s/>--- <text:s/>--- <text:s/>--- <text:s/>--- <text:s/>--- <text:s/>--- <text:s/>--- <text:s/>--- <text:s/>--- <text:s/>164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5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6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--- <text:s/>163 <text:s/>178 <text:s/>--- <text:s/>--- <text:s/>--- <text:s/>--- <text:s/>--- <text:s/>--- <text:s/>--- <text:s/>--- <text:s/>--- <text:s/>--- 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3:41:06.130736319</meta:creation-date>
    <dc:date>2018-10-26T13:48:37.865895834</dc:date>
    <meta:editing-duration>PT7M32S</meta:editing-duration>
    <meta:editing-cycles>1</meta:editing-cycles>
    <meta:document-statistic meta:table-count="1" meta:cell-count="175" meta:object-count="0"/>
    <meta:generator>LibreOffice/5.1.6.2$Linux_X86_64 LibreOffice_project/10m0$Build-2</meta:generator>
  </office:meta>
</office:document-meta>
</file>